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2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center" style:text-autospace="none"/>
      <style:text-properties fo:font-size="36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ffffff" style:font-name="Segoe UI" fo:font-size="36pt" fo:text-shadow="1pt 1pt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6.5pt" fo:font-style="normal" fo:text-shadow="1pt 1pt" style:text-underline-style="none" fo:font-weight="normal" style:letter-kerning="true" style:font-name-asian="Microsoft YaHei" style:font-size-asian="6.5pt" style:font-style-asian="normal" style:font-weight-asian="normal" style:font-name-complex="Mangal" style:font-size-complex="6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8.5pt" fo:font-style="normal" fo:text-shadow="1pt 1pt" style:text-underline-style="none" fo:font-weight="normal" style:letter-kerning="true" style:font-name-asian="Microsoft YaHei" style:font-size-asian="8.5pt" style:font-style-asian="normal" style:font-weight-asian="normal" style:font-name-complex="Mangal" style:font-size-complex="8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YMN #628</text:span></text:p>
            <text:p text:style-name="P1"><text:span text:style-name="T2">“</text:span><text:span text:style-name="T2">Your Table I Approach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863cm">
          <draw:text-box>
            <text:p text:style-name="P4"><text:span text:style-name="T3"><text:s/></text:span><text:span text:style-name="T4">1. </text:span><text:span text:style-name="T5">Your table I approach;</text:span><text:span text:style-name="T5"><text:line-break/></text:span><text:span text:style-name="T5">Dear Savior, hear my prayer.</text:span><text:span text:style-name="T5"><text:line-break/></text:span><text:span text:style-name="T5">Let not an unrepentant heart</text:span><text:span text:style-name="T5"><text:line-break/></text:span><text:span text:style-name="T5">Prove hurtful to me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638cm" svg:height="7.011cm" svg:x="1.524cm" svg:y="0.863cm">
          <draw:text-box>
            <text:p text:style-name="P6"><text:span text:style-name="T6">2.</text:span><text:span text:style-name="T6"><text:tab/></text:span><text:span text:style-name="T7">Lord, I confess my sins</text:span><text:span text:style-name="T7"><text:line-break/></text:span><text:span text:style-name="T7">And mourn their wretched bands;</text:span><text:span text:style-name="T7"><text:line-break/></text:span><text:span text:style-name="T7">A contrite heart is sure to find</text:span><text:span text:style-name="T7"><text:line-break/></text:span><text:span text:style-name="T7">Forgiveness at Your h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615cm" svg:height="7.011cm" svg:x="1.649cm" svg:y="0.762cm">
          <draw:text-box>
            <text:p text:style-name="P4"><text:span text:style-name="T6">3. </text:span><text:span text:style-name="T7">Your body and Your blood,</text:span><text:span text:style-name="T7"><text:line-break/></text:span><text:span text:style-name="T7">Once slain and shed for me,</text:span><text:span text:style-name="T7"><text:line-break/></text:span><text:span text:style-name="T7">Are taken at Your table, Lord,</text:span><text:span text:style-name="T7"><text:line-break/></text:span><text:span text:style-name="T7">In blest real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4.892cm" svg:height="7.011cm" svg:x="1.524cm" svg:y="0.863cm">
          <draw:text-box>
            <text:p text:style-name="P8"><text:span text:style-name="T6">4. </text:span><text:span text:style-name="T7">Search not how this takes place,</text:span><text:span text:style-name="T7"><text:line-break/></text:span><text:span text:style-name="T7">This wondrous mystery;</text:span><text:span text:style-name="T7"><text:line-break/></text:span><text:span text:style-name="T7">God can accomplish vastly more</text:span><text:span text:style-name="T7"><text:line-break/></text:span><text:span text:style-name="T7">Than what we think could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1" draw:layer="layout" svg:width="25.4cm" svg:height="7.011cm" svg:x="1.27cm" svg:y="0.762cm">
          <draw:text-box>
            <text:p text:style-name="P10"><text:span text:style-name="T6">5.</text:span><text:span text:style-name="T6"><text:tab/></text:span><text:span text:style-name="T7">O grant, most blessèd Lord,</text:span><text:span text:style-name="T7"><text:line-break/></text:span><text:span text:style-name="T7">That earth and hell combined</text:span><text:span text:style-name="T7"><text:line-break/></text:span><text:span text:style-name="T7">May not about this sacrament</text:span><text:span text:style-name="T7"><text:line-break/></text:span><text:span text:style-name="T7">Raise doubt within my m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4" draw:layer="layout" svg:width="25.4cm" svg:height="12.458cm" svg:x="1.27cm" svg:y="0.762cm">
          <draw:text-box>
            <text:p text:style-name="P12"><text:span text:style-name="T6">6. </text:span><text:span text:style-name="T7">Oh, may I never fail</text:span></text:p>
            <text:p text:style-name="P12"><text:span text:style-name="T7">To thank You day and night</text:span></text:p>
            <text:p text:style-name="P12"><text:span text:style-name="T7">For Your true body and true blood,</text:span></text:p>
            <text:p text:style-name="P12"><text:span text:style-name="T7">O God, my peace and light.</text:span></text:p>
            <text:p text:style-name="P13"><text:span text:style-name="T8"><text:line-break/></text:span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10"><text:s text:c="10"/></text:span><text:span text:style-name="T10">Public domain</text:span></text:p>
            <text:p text:style-name="P13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6:07:03.255000000</meta:creation-date>
    <dc:title>Hymn template</dc:title>
    <meta:editing-duration>PT37M44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3-21T19:19:10.346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07T16:07:02.881000000"/>
  </office:meta>
</office:document-meta>
</file>